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Helvetica Neue" svg:font-family="'Helvetica Neue', Helvetica, Arial, sans-serif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Standard">
      <style:text-properties style:font-name="Times New Roman" fo:font-size="12pt" fo:language="fr" fo:country="FR" fo:font-weight="bold" style:font-size-asian="12pt" style:language-asian="zxx" style:country-asian="none" style:font-size-complex="12pt" style:language-complex="zxx" style:country-complex="non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fo:font-size="12pt" fo:language="fr" fo:country="FR" fo:font-weight="bold" style:font-size-asian="12pt" style:language-asian="zxx" style:country-asian="none" style:font-size-complex="12pt" style:language-complex="zxx" style:country-complex="none"/>
    </style:style>
    <style:style style:name="P5" style:family="paragraph" style:parent-style-name="Text_20_body">
      <style:text-properties style:font-name="Times New Roman" fo:font-size="12pt" fo:language="fr" fo:country="FR" fo:font-weight="bold" style:font-size-asian="12pt" style:language-asian="zxx" style:country-asian="none" style:font-size-complex="12pt" style:language-complex="zxx" style:country-complex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Helvetica Neue" fo:font-size="9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Helvetica Neue" fo:font-size="9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fo:letter-spacing="normal"/>
    </style:style>
    <style:style style:name="T1" style:family="text">
      <style:text-properties style:font-name="Helvetica Neue" fo:font-size="9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essieurs,<text:line-break/> </text:p>
      <text:p text:style-name="P8"> </text:p>
      <text:p text:style-name="P8">    <text:span text:style-name="T1">Je vous contacte sur la recommandation de Mme Cécile MAGU ainsi que de M. Jérémy RANGUIS, respectivement référente et coordinateur pédagogique de l'action de formation au GRETA de Besançon.</text:span></text:p>
      <text:p text:style-name="P8"> </text:p>
      <text:p text:style-name="P6">Je suis actuellement en formation en développement d'Intelligence Artificielle et je dois effectuer, dans ce cadre, deux stages, conventionnés et non rémunérés, du 27 mars au 14 avril 2023 et du 2 au 19 mai 2023.</text:p>
      <text:p text:style-name="P8"> </text:p>
      <text:p text:style-name="P6">Leur objectif serait de découvrir l’entreprise, de développer un projet d’Intelligence Artificielle, ou de m'intégrer à un projet , qui pourra être mis en application, dans le cadre d'une alternance, pendant l’année scolaire 2023-2024.</text:p>
      <text:p text:style-name="P8"> </text:p>
      <text:p text:style-name="P6">Je porte un grand intérêt au Biomédical et souhaite en faire ma voie professionnelle . Ainsi, l'entreprise Sophysa, pour ses accomplissements dans le traitement de l'Hydrocéphalie et son développement dans l'utilisation de l’Intelligence Artificielle,  représente pour moi une considérable opportunité.<text:line-break/> </text:p>
      <text:p text:style-name="P7">J'ai pris connaissance des projets mis en œuvre par M. MANA et M. CHAVANNE, stagiaires en deuxième année de la même formation , et je suis motivé à l'idée de pouvoir développer mes compétences au sein de Sophysa.</text:p>
      <text:p text:style-name="P7"><text:line-break/>C'est pourquoi, je souhaite avoir l'opportunité de m'entretenir avec de la possibilité d'effectuer un ou deux stages dans votre entreprise, et de poursuivre avec une alternance l'an prochain.</text:p>
      <text:p text:style-name="P9"> </text:p>
      <text:p text:style-name="P7">Je vous  adresse mon CV et reste à votre disposition pour toute demande d'informations complémentaires. Je vous remercie par avance de l'attention que vous porterez à ma requête.<text:line-break/> </text:p>
      <text:p text:style-name="P9"> </text:p>
      <text:p text:style-name="P7">Veuillez agréer, Messieurs, mes salutations distinguées.<text:line-break/> </text:p>
      <text:p text:style-name="P9"> </text:p>
      <text:p text:style-name="P7">PS : je me permets de mettre en copie de ce mail Mme Cécile MAGU ainsi que  M. Jeremy RANGUIS.<text:line-break/><text:line-break/><text:line-break/>Antoine LECROART<text:line-break/>06 95 98 52 17 </text:p>
      <text:p text:style-name="P3"/>
      <text:p text:style-name="P2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Helvetica Neue" svg:font-family="'Helvetica Neue', Helvetica, Arial, sans-serif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M1S</meta:editing-duration>
    <meta:editing-cycles>3</meta:editing-cycles>
    <meta:generator>LibreOffice/7.3.5.2$Windows_X86_64 LibreOffice_project/184fe81b8c8c30d8b5082578aee2fed2ea847c01</meta:generator>
    <dc:date>2023-02-02T08:54:52.227000000</dc:date>
    <meta:document-statistic meta:table-count="0" meta:image-count="0" meta:object-count="0" meta:page-count="1" meta:paragraph-count="17" meta:word-count="267" meta:character-count="1734" meta:non-whitespace-character-count="1451"/>
    <meta:user-defined meta:name="Info 1"/>
    <meta:user-defined meta:name="Info 2"/>
    <meta:user-defined meta:name="Info 3"/>
    <meta:user-defined meta:name="Info 4"/>
  </office:meta>
</office:document-meta>
</file>